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rofiling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electric_field</text:p>
          </table:table-cell>
          <table:table-cell office:value-type="float" office:value="48.3">
            <text:p>48,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ythagoras</text:p>
          </table:table-cell>
          <table:table-cell office:value-type="float" office:value="26.5">
            <text:p>26,5</text:p>
          </table:table-cell>
          <table:table-cell table:number-columns-repeated="2"/>
          <table:table-cell>
            <draw:frame table:end-cell-address="profiling.J19" table:end-x="1.106cm" table:end-y="0.397cm" draw:z-index="0" draw:style-name="gr1" svg:width="9.568cm" svg:height="6.999cm" svg:x="0.571cm" svg:y="0.274cm">
              <draw:object draw:notify-on-update-of-ranges="profiling.B2:profiling.B4 profiling.C2:profiling.C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la resta</text:p>
          </table:table-cell>
          <table:table-cell table:formula="of:=100-[.C2]-[.C3]" office:value-type="float" office:value="25.2">
            <text:p>25,2</text:p>
          </table:table-cell>
          <table:table-cell table:number-columns-repeated="3"/>
        </table:table-row>
      </table:table>
      <table:table table:name="Full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15/06/2010</text:date>, <text:time>20:48:05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 R</meta:initial-creator>
    <meta:creation-date>2010-06-15T20:13:37</meta:creation-date>
    <dc:date>2010-06-15T20:48:05</dc:date>
    <dc:creator>J R</dc:creator>
    <meta:editing-duration>PT00H34M29S</meta:editing-duration>
    <meta:editing-cycles>3</meta:editing-cycles>
    <meta:generator>OpenOffice.org/3.2$Unix OpenOffice.org_project/320m12$Build-9483</meta:generator>
    <meta:document-statistic meta:table-count="3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69cm" svg:height="7cm" xlink:href=".." chart:class="chart:circle" chart:style-name="ch1">
        <chart:legend chart:legend-position="end" svg:x="7.152cm" svg:y="2.825cm" chart:style-name="ch2"/>
        <chart:plot-area chart:style-name="ch3" table:cell-range-address="profiling.B2:profiling.C4" chart:data-source-has-labels="column" svg:x="0.191cm" svg:y="0.14cm" svg:width="6.771cm" svg:height="6.5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profiling.B2:profiling.B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rofiling.C2:profiling.C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 text:id="profiling.B2:profiling.B4">electric_field</text:p>
              </table:table-cell>
              <table:table-cell office:value-type="float" office:value="48.3">
                <text:p text:id="profiling.C2:profiling.C4">48.3</text:p>
              </table:table-cell>
            </table:table-row>
            <table:table-row>
              <table:table-cell office:value-type="string">
                <text:p>pythagoras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la resta</text:p>
              </table:table-cell>
              <table:table-cell office:value-type="float" office:value="25.2">
                <text:p>2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